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cm"/>
    </style:style>
    <style:style style:name="co2" style:family="table-column">
      <style:table-column-properties fo:break-before="auto" style:column-width="2.586cm"/>
    </style:style>
    <style:style style:name="co3" style:family="table-column">
      <style:table-column-properties fo:break-before="auto" style:column-width="3.186cm"/>
    </style:style>
    <style:style style:name="co4" style:family="table-column">
      <style:table-column-properties fo:break-before="auto" style:column-width="2.559cm"/>
    </style:style>
    <style:style style:name="co5" style:family="table-column">
      <style:table-column-properties fo:break-before="auto" style:column-width="9.394cm"/>
    </style:style>
    <style:style style:name="co6" style:family="table-column">
      <style:table-column-properties fo:break-before="auto" style:column-width="23.453cm"/>
    </style:style>
    <style:style style:name="co7" style:family="table-column">
      <style:table-column-properties fo:break-before="auto" style:column-width="2.45cm"/>
    </style:style>
    <style:style style:name="co8"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1.131cm" fo:break-before="auto" style:use-optimal-row-height="true"/>
    </style:style>
    <style:style style:name="ro3" style:family="table-row">
      <style:table-row-properties style:row-height="1.762cm" fo:break-before="auto" style:use-optimal-row-height="true"/>
    </style:style>
    <style:style style:name="ro4" style:family="table-row">
      <style:table-row-properties style:row-height="0.49cm" fo:break-before="auto" style:use-optimal-row-height="true"/>
    </style:style>
    <style:style style:name="ro5" style:family="table-row">
      <style:table-row-properties style:row-height="3.475cm" fo:break-before="auto" style:use-optimal-row-height="true"/>
    </style:style>
    <style:style style:name="ro6" style:family="table-row">
      <style:table-row-properties style:row-height="2.448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078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2.605cm" fo:break-before="auto" style:use-optimal-row-height="true"/>
    </style:style>
    <style:style style:name="ro12" style:family="table-row">
      <style:table-row-properties style:row-height="6.712cm" fo:break-before="auto" style:use-optimal-row-height="true"/>
    </style:style>
    <style:style style:name="ro13" style:family="table-row">
      <style:table-row-properties style:row-height="3.133cm" fo:break-before="auto" style:use-optimal-row-height="true"/>
    </style:style>
    <style:style style:name="ro14" style:family="table-row">
      <style:table-row-properties style:row-height="7.16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42cm" fo:break-before="auto" style:use-optimal-row-height="true"/>
    </style:style>
    <style:style style:name="ro17" style:family="table-row">
      <style:table-row-properties style:row-height="10.082cm" fo:break-before="auto" style:use-optimal-row-height="true"/>
    </style:style>
    <style:style style:name="ro18" style:family="table-row">
      <style:table-row-properties style:row-height="5.265cm" fo:break-before="auto" style:use-optimal-row-height="true"/>
    </style:style>
    <style:style style:name="ro19" style:family="table-row">
      <style:table-row-properties style:row-height="5.844cm" fo:break-before="auto" style:use-optimal-row-height="false"/>
    </style:style>
    <style:style style:name="ro20" style:family="table-row">
      <style:table-row-properties style:row-height="4.159cm" fo:break-before="auto" style:use-optimal-row-height="true"/>
    </style:style>
    <style:style style:name="ro21" style:family="table-row">
      <style:table-row-properties style:row-height="11.003cm" fo:break-before="auto" style:use-optimal-row-height="true"/>
    </style:style>
    <style:style style:name="ro22" style:family="table-row">
      <style:table-row-properties style:row-height="1.711cm" fo:break-before="auto" style:use-optimal-row-height="true"/>
    </style:style>
    <style:style style:name="ro23" style:family="table-row">
      <style:table-row-properties style:row-height="5.87cm" fo:break-before="auto" style:use-optimal-row-height="true"/>
    </style:style>
    <style:style style:name="ro24" style:family="table-row">
      <style:table-row-properties style:row-height="4.528cm" fo:break-before="auto" style:use-optimal-row-height="false"/>
    </style:style>
    <style:style style:name="ro25" style:family="table-row">
      <style:table-row-properties style:row-height="1.815cm" fo:break-before="auto" style:use-optimal-row-height="false"/>
    </style:style>
    <style:style style:name="ro26" style:family="table-row">
      <style:table-row-properties style:row-height="14.769cm" fo:break-before="auto" style:use-optimal-row-height="true"/>
    </style:style>
    <style:style style:name="ro27" style:family="table-row">
      <style:table-row-properties style:row-height="5.685cm" fo:break-before="auto" style:use-optimal-row-height="true"/>
    </style:style>
    <style:style style:name="ro28" style:family="table-row">
      <style:table-row-properties style:row-height="0.48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4"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5"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6" style:family="table-cell" style:parent-style-name="Default">
      <style:table-cell-properties style:text-align-source="fix" style:repeat-content="false" fo:wrap-option="wrap" style:vertical-align="middle"/>
      <style:paragraph-properties fo:text-align="center" fo:margin-left="0cm"/>
      <style:text-properties fo:font-size="11pt" fo:font-weight="bold" style:font-size-asian="11pt" style:font-weight-asian="bold" style:font-size-complex="11pt" style:font-weight-complex="bold"/>
    </style:style>
    <style:style style:name="ce36"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3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9"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43" style:family="table-cell" style:parent-style-name="Default">
      <style:table-cell-properties style:text-align-source="fix" style:repeat-content="false" fo:wrap-option="wrap" style:vertical-align="middle"/>
      <style:paragraph-properties fo:text-align="center" fo:margin-left="0cm"/>
      <style:text-properties fo:font-size="10pt" fo:font-weight="bold" style:font-size-asian="10pt" style:font-weight-asian="bold" style:font-size-complex="10pt" style:font-weight-complex="bold"/>
    </style:style>
    <style:style style:name="ce30" style:family="table-cell" style:parent-style-name="Default">
      <style:table-cell-properties style:text-align-source="value-type" style:repeat-content="false" fo:wrap-option="wrap" fo:border="0.74pt solid #000000" style:vertical-align="middle"/>
      <style:paragraph-properties fo:margin-left="0cm"/>
      <style:text-properties fo:font-size="10pt" fo:font-weight="bold" style:font-size-asian="10pt" style:font-weight-asian="bold" style:font-size-complex="10pt" style:font-weight-complex="bold"/>
    </style:style>
    <style:style style:name="ce31"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fo:background-color="#b2b2b2" style:text-align-source="value-type" style:repeat-content="false" fo:wrap-option="wrap" fo:border="0.74pt solid #000000" style:vertical-align="middle"/>
      <style:paragraph-properties fo:margin-left="0cm"/>
      <style:text-properties fo:font-size="10pt" fo:font-weight="bold" style:font-size-asian="10pt" style:font-weight-asian="bold" style:font-size-complex="10pt" style:font-weight-complex="bold"/>
    </style:style>
    <style:style style:name="ce33" style:family="table-cell" style:parent-style-name="Default">
      <style:table-cell-properties fo:background-color="#cccccc" style:text-align-source="value-type" style:repeat-content="false" fo:wrap-option="wrap" fo:border="0.74pt solid #000000" style:vertical-align="middle"/>
      <style:paragraph-properties fo:margin-left="0cm"/>
      <style:text-properties fo:font-size="10pt" fo:font-weight="bold" style:font-size-asian="10pt" style:font-weight-asian="bold" style:font-size-complex="10pt" style:font-weight-complex="bold"/>
    </style:style>
    <style:style style:name="ce25"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wrap" fo:border="0.74pt solid #000000" style:vertical-align="middle"/>
      <style:paragraph-properties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value-type" style:repeat-content="false" fo:wrap-option="wrap" style:vertical-align="middle"/>
      <style:paragraph-properties fo:margin-left="0cm"/>
      <style:text-properties fo:font-size="10pt" fo:font-weight="bold" style:font-size-asian="10pt" style:font-weight-asian="bold" style:font-size-complex="10pt" style:font-weight-complex="bold"/>
    </style:style>
    <style:style style:name="ce38"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zxx" style:country-complex="none" style:font-style-complex="normal" style:font-weight-complex="bold" style:text-emphasize="none" style:font-relief="none" style:text-overline-style="none" style:text-overline-color="font-color"/>
    </style:style>
    <style:style style:name="ce41"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62" style:family="table-cell" style:parent-style-name="Default">
      <style:table-cell-properties style:text-align-source="value-type" style:repeat-content="false" fo:wrap-option="wrap" fo:border="0.74pt solid #000000" style:vertical-align="middle"/>
      <style:paragraph-properties fo:margin-left="0cm"/>
      <style:text-properties style:font-name="Bahnschrift" fo:font-size="12pt" fo:font-weight="bold" style:font-size-asian="12pt" style:font-weight-asian="bold" style:font-size-complex="12pt" style:font-weight-complex="bold"/>
    </style:style>
    <style:style style:name="ce63" style:family="table-cell" style:parent-style-name="Default">
      <style:table-cell-properties style:text-align-source="value-type" style:repeat-content="false" fo:wrap-option="wrap" fo:border="0.74pt solid #000000" style:vertical-align="middle"/>
      <style:paragraph-properties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value-type" style:repeat-content="false" fo:wrap-option="wrap" fo:border="0.74pt solid #000000" style:vertical-align="middle"/>
      <style:paragraph-properties fo:margin-left="0cm"/>
      <style:text-properties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value-type" style:repeat-content="false" fo:wrap-option="wrap" fo:border="0.74pt solid #000000" style:vertical-align="middle"/>
      <style:paragraph-properties fo:margin-left="0cm"/>
      <style:text-properties style:font-name="Bahnschrift"/>
    </style:style>
    <style:style style:name="ce68"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value-type" style:repeat-content="false" fo:wrap-option="wrap" fo:border="0.74pt solid #000000" style:vertical-align="middle"/>
      <style:paragraph-properties fo:margin-left="0cm"/>
      <style:text-properties style:font-name="Bahnschrift" fo:font-size="8pt" style:font-size-asian="8pt" style:font-size-complex="8pt"/>
    </style:style>
    <style:style style:name="ce71" style:family="table-cell" style:parent-style-name="Default">
      <style:table-cell-properties fo:background-color="#b2b2b2"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cccccc" style:text-align-source="value-type" style:repeat-content="false" fo:wrap-option="wrap" fo:border="0.74pt solid #000000" style:vertical-align="middle"/>
      <style:paragraph-properties fo:margin-left="0cm"/>
      <style:text-properties style:font-name="Bahnschrift"/>
    </style:style>
    <style:style style:name="ce74"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Bahnschrift"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Bahnschrift" fo:font-size="12pt" fo:font-weight="bold" style:font-size-asian="12pt" style:font-weight-asian="bold" style:font-size-complex="12pt" style:font-weight-complex="bold"/>
    </style:style>
    <style:style style:name="ce85"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Bahnschrift"/>
    </style:style>
    <style:style style:name="ce86" style:family="table-cell" style:parent-style-name="Default">
      <style:table-cell-properties style:text-align-source="fix" style:repeat-content="false" fo:wrap-option="wrap" fo:border="0.74pt solid #000000" style:vertical-align="middle"/>
      <style:paragraph-properties fo:text-align="start"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74pt solid #000000" style:vertical-align="middle"/>
      <style:paragraph-properties fo:text-align="start" fo:margin-left="0cm"/>
      <style:text-properties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Bahnschrift" fo:font-size="8pt" style:font-size-asian="8pt" style:font-size-complex="8pt"/>
    </style:style>
    <style:style style:name="ce89" style:family="table-cell" style:parent-style-name="Default">
      <style:table-cell-properties fo:background-color="#b2b2b2" style:text-align-source="fix" style:repeat-content="false" fo:wrap-option="wrap" fo:border="0.74pt solid #000000" style:vertical-align="middle"/>
      <style:paragraph-properties fo:text-align="start" fo:margin-left="0cm"/>
      <style:text-properties style:font-name="Bahnschrift"/>
    </style:style>
    <style:style style:name="ce90" style:family="table-cell" style:parent-style-name="Default">
      <style:table-cell-properties fo:background-color="#cccccc"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1"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3"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ce65" style:family="table-cell" style:parent-style-name="Default">
      <style:table-cell-properties fo:background-color="#ff0000"/>
      <style:text-properties fo:color="#000000"/>
    </style:style>
    <style:style style:name="ce66" style:family="table-cell" style:parent-style-name="Default">
      <style:table-cell-properties style:vertical-align="middle"/>
    </style:style>
    <style:style style:name="ce81" style:family="table-cell" style:parent-style-name="Default">
      <style:table-cell-properties fo:background-color="#00a933" style:text-align-source="fix" style:repeat-content="false" style:vertical-align="middle"/>
      <style:paragraph-properties fo:text-align="center" fo:margin-left="0cm"/>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style:language-asian="zh" style:country-asian="CN" style:font-name-asian="Microsoft YaHei" style:font-size-asian="14pt" style:font-size-complex="14pt" style:font-weight-asian="bold" style:font-weight-complex="bold" style:font-style-asian="normal" style:font-style-complex="normal" style:text-emphasize="none" style:font-relief="none" style:text-overline-style="none" style:text-overline-color="font-color" fo:language="es" fo:country="ES" style:language-complex="hi" style:country-complex="IN" style:font-name-complex="Lucida Sans"/>
    </style:style>
    <style:style style:name="T3"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fo:color="#c9211e" fo:font-weight="bold" style:font-weight-asian="bold" style:font-weight-complex="bold"/>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font-size="8pt" style:font-size-asian="8pt" style:font-size-complex="8pt"/>
    </style:style>
    <style:style style:name="T9" style:family="text">
      <style:text-properties fo:color="#000000" fo:font-weight="bold" style:font-weight-asian="bold" style:font-weight-complex="bold"/>
    </style:style>
    <style:style style:name="T10"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2"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3"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4"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Bahnschrift"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6"/>
        <table:table-column table:style-name="co2" table:default-cell-style-name="ce43"/>
        <table:table-column table:style-name="co3" table:default-cell-style-name="ce37"/>
        <table:table-column table:style-name="co4" table:default-cell-style-name="ce43"/>
        <table:table-column table:style-name="co5" table:default-cell-style-name="ce67"/>
        <table:table-column table:style-name="co6" table:default-cell-style-name="ce85"/>
        <table:table-column table:style-name="co7" table:default-cell-style-name="Default"/>
        <table:table-column table:style-name="co8" table:number-columns-repeated="16377" table:default-cell-style-name="Default"/>
        <table:table-row table:style-name="ro1">
          <table:table-cell table:style-name="ce11" office:value-type="string" calcext:value-type="string">
            <text:p>Data</text:p>
          </table:table-cell>
          <table:table-cell table:style-name="ce36" office:value-type="string" calcext:value-type="string">
            <text:p>Name</text:p>
          </table:table-cell>
          <table:table-cell table:style-name="ce30" office:value-type="string" calcext:value-type="string">
            <text:p>email</text:p>
          </table:table-cell>
          <table:table-cell table:style-name="ce36" office:value-type="string" calcext:value-type="string">
            <text:p>Phone</text:p>
          </table:table-cell>
          <table:table-cell table:style-name="ce62" office:value-type="string" calcext:value-type="string">
            <text:p>Surch</text:p>
          </table:table-cell>
          <table:table-cell table:style-name="ce84" office:value-type="string" calcext:value-type="string">
            <text:p>Offer</text:p>
          </table:table-cell>
          <table:table-cell table:number-columns-repeated="16378"/>
        </table:table-row>
        <table:table-row table:style-name="ro2">
          <table:table-cell table:style-name="ce12" office:value-type="date" office:date-value="2022-11-16" calcext:value-type="date">
            <text:p>16/11/22</text:p>
          </table:table-cell>
          <table:table-cell table:style-name="ce36" office:value-type="string" calcext:value-type="string">
            <text:p>Amanda Meszar</text:p>
          </table:table-cell>
          <table:table-cell table:style-name="ce30"/>
          <table:table-cell table:style-name="ce36"/>
          <table:table-cell table:style-name="ce63"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6"> $</text:span>40/hour for deep cleaning. </text:p>
            <text:p>   Displacement: there is a charge of 20 dollars from 10 minutes of travel.</text:p>
            <text:p>It does not include cleaning products or vacuum cleaner. </text:p>
          </table:table-cell>
          <table:table-cell table:number-columns-repeated="16378"/>
        </table:table-row>
        <table:table-row table:style-name="ro3">
          <table:table-cell table:style-name="ce12" office:value-type="date" office:date-value="2022-12-13" calcext:value-type="date">
            <text:p>13/12/22</text:p>
          </table:table-cell>
          <table:table-cell table:style-name="ce36" office:value-type="string" calcext:value-type="string">
            <text:p>Marsha Bailey</text:p>
          </table:table-cell>
          <table:table-cell table:style-name="ce30"/>
          <table:table-cell table:style-name="ce36"/>
          <table:table-cell table:style-name="ce63"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86"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style-name="ce61"/>
          <table:table-cell table:number-columns-repeated="16377"/>
        </table:table-row>
        <table:table-row table:style-name="ro4">
          <table:table-cell table:style-name="ce12" office:value-type="date" office:date-value="2022-12-20" calcext:value-type="date">
            <text:p>20/12/22</text:p>
          </table:table-cell>
          <table:table-cell table:style-name="ce36" office:value-type="string" calcext:value-type="string">
            <text:p>Sara Kellar</text:p>
          </table:table-cell>
          <table:table-cell table:style-name="ce30"/>
          <table:table-cell table:style-name="ce36"/>
          <table:table-cell table:style-name="ce63" office:value-type="string" calcext:value-type="string">
            <text:p>What do you charge </text:p>
          </table:table-cell>
          <table:table-cell table:style-name="ce86" office:value-type="string" calcext:value-type="string">
            <text:p>30 dollars per hour </text:p>
          </table:table-cell>
          <table:table-cell table:style-name="ce61"/>
          <table:table-cell table:number-columns-repeated="16377"/>
        </table:table-row>
        <table:table-row table:style-name="ro5">
          <table:table-cell table:style-name="ce12" office:value-type="date" office:date-value="2022-12-21" calcext:value-type="date">
            <text:p>21/12/22</text:p>
          </table:table-cell>
          <table:table-cell table:style-name="ce36" office:value-type="string" calcext:value-type="string">
            <text:p>Maureen Kerr</text:p>
          </table:table-cell>
          <table:table-cell table:style-name="ce30"/>
          <table:table-cell table:style-name="ce38" office:value-type="string" calcext:value-type="string">
            <text:p>330 5026911 </text:p>
          </table:table-cell>
          <table:table-cell table:style-name="ce63"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86"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cell table:number-columns-repeated="16377"/>
        </table:table-row>
        <table:table-row table:style-name="ro6">
          <table:table-cell table:style-name="ce12" office:value-type="date" office:date-value="2023-02-01" calcext:value-type="date">
            <text:p>01/02/23</text:p>
          </table:table-cell>
          <table:table-cell table:style-name="ce36" office:value-type="string" calcext:value-type="string">
            <text:p>Jay Dillar</text:p>
          </table:table-cell>
          <table:table-cell table:style-name="ce30"/>
          <table:table-cell table:style-name="ce36"/>
          <table:table-cell table:style-name="ce63"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86" office:value-type="string" calcext:value-type="string">
            <text:p>Send me pictures. Do you want cleaning? Do you just want to organize the room? </text:p>
          </table:table-cell>
          <table:table-cell table:style-name="ce61"/>
          <table:table-cell table:number-columns-repeated="16377"/>
        </table:table-row>
        <table:table-row table:style-name="ro7">
          <table:table-cell table:style-name="ce12" office:value-type="date" office:date-value="2023-02-04" calcext:value-type="date">
            <text:p>04/02/23</text:p>
          </table:table-cell>
          <table:table-cell table:style-name="ce36" office:value-type="string" calcext:value-type="string">
            <text:p>Julie Tailor</text:p>
          </table:table-cell>
          <table:table-cell table:style-name="ce30"/>
          <table:table-cell table:style-name="ce36"/>
          <table:table-cell table:style-name="ce64" office:value-type="string" calcext:value-type="string">
            <text:p>What do you charge </text:p>
          </table:table-cell>
          <table:table-cell table:style-name="ce8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61"/>
          <table:table-cell table:number-columns-repeated="16377"/>
        </table:table-row>
        <table:table-row table:style-name="ro7">
          <table:table-cell table:style-name="ce12" office:value-type="date" office:date-value="2023-02-04" calcext:value-type="date">
            <text:p>04/02/23</text:p>
          </table:table-cell>
          <table:table-cell table:style-name="ce36" office:value-type="string" calcext:value-type="string">
            <text:p>Sohir Roston</text:p>
          </table:table-cell>
          <table:table-cell table:style-name="ce30"/>
          <table:table-cell table:style-name="ce38" office:value-type="float" office:value="3307164009" calcext:value-type="float">
            <text:p>3307164009</text:p>
          </table:table-cell>
          <table:table-cell table:style-name="ce63" office:value-type="string" calcext:value-type="string">
            <text:p>I will work with you, I want deep cleaning, are you going to be working by yourself or someone with you …….IRON…<text:span text:style-name="T4"> </text:span></text:p>
          </table:table-cell>
          <table:table-cell table:style-name="ce86" office:value-type="string" calcext:value-type="string">
            <text:p>$30/hour for home maintenance. $ 40 /hour for deep cleaning. To be honest, I can't give you a price per job done, without me knowing what you need. Displacement: 20 dollars is charged from 10 minutes of displacement. ……<text:span text:style-name="T4">...80 2hours, masimo 5 hs</text:span></text:p>
          </table:table-cell>
          <table:table-cell table:style-name="ce50"/>
          <table:table-cell table:number-columns-repeated="16377"/>
        </table:table-row>
        <table:table-row table:style-name="ro8">
          <table:table-cell table:style-name="ce12" office:value-type="date" office:date-value="2023-02-07" calcext:value-type="date">
            <text:p>07/02/23</text:p>
          </table:table-cell>
          <table:table-cell table:style-name="ce36" office:value-type="string" calcext:value-type="string">
            <text:p>Valery Hurt Tamura</text:p>
          </table:table-cell>
          <table:table-cell table:style-name="ce30"/>
          <table:table-cell table:style-name="ce36"/>
          <table:table-cell/>
          <table:table-cell table:style-name="ce86" office:value-type="string" calcext:value-type="string">
            <text:p>$ 5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8">
          <table:table-cell table:style-name="ce12" office:value-type="date" office:date-value="2023-02-05" calcext:value-type="date">
            <text:p>05/02/23</text:p>
          </table:table-cell>
          <table:table-cell table:style-name="ce36" office:value-type="string" calcext:value-type="string">
            <text:p>Roxane Brounce</text:p>
          </table:table-cell>
          <table:table-cell table:style-name="ce30"/>
          <table:table-cell table:style-name="ce36"/>
          <table:table-cell table:style-name="ce64" office:value-type="string" calcext:value-type="string">
            <text:p>What do you charge </text:p>
          </table:table-cell>
          <table:table-cell table:style-name="ce8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9">
          <table:table-cell table:style-name="ce12" office:value-type="date" office:date-value="2023-02-12" calcext:value-type="date">
            <text:p>12/02/23</text:p>
          </table:table-cell>
          <table:table-cell table:style-name="ce36" office:value-type="string" calcext:value-type="string">
            <text:p>Jenifer Graves</text:p>
          </table:table-cell>
          <table:table-cell table:style-name="ce30"/>
          <table:table-cell table:style-name="ce36"/>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number-columns-repeated="16378"/>
        </table:table-row>
        <table:table-row table:style-name="ro8">
          <table:table-cell table:style-name="ce12" office:value-type="date" office:date-value="2023-02-16" calcext:value-type="date">
            <text:p>16/02/23</text:p>
          </table:table-cell>
          <table:table-cell table:style-name="ce36" office:value-type="string" calcext:value-type="string">
            <text:p>Johanna Lancaster</text:p>
          </table:table-cell>
          <table:table-cell table:style-name="ce30"/>
          <table:table-cell table:style-name="ce36"/>
          <table:table-cell table:style-name="ce68" office:value-type="string" calcext:value-type="string">
            <text:p>What’s your prices </text:p>
          </table:table-cell>
          <table:table-cell table:style-name="ce86" office:value-type="string" calcext:value-type="string">
            <text:p>Estimated minimum price: $200 (Maintenance cleaning) Displacement: $20 are charged Cleaning products and vacuum cleaner: are not included in the price. </text:p>
          </table:table-cell>
          <table:table-cell table:number-columns-repeated="16378"/>
        </table:table-row>
        <table:table-row table:style-name="ro6">
          <table:table-cell table:style-name="ce12" office:value-type="date" office:date-value="2023-02-23" calcext:value-type="date">
            <text:p>23/02/23</text:p>
          </table:table-cell>
          <table:table-cell table:style-name="ce36" office:value-type="string" calcext:value-type="string">
            <text:p>Brenda B</text:p>
          </table:table-cell>
          <table:table-cell table:style-name="ce30"/>
          <table:table-cell table:style-name="ce36"/>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5">I am currently dealing with my son's illness. We travel to Cincinnati a lot. When things calm down, I will contact you.</text:span></text:p>
          </table:table-cell>
          <table:table-cell table:style-name="ce86"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number-columns-repeated="16378"/>
        </table:table-row>
        <table:table-row table:style-name="ro10">
          <table:table-cell table:style-name="ce12" office:value-type="date" office:date-value="2023-02-09" calcext:value-type="date">
            <text:p>09/02/23</text:p>
          </table:table-cell>
          <table:table-cell table:style-name="ce36" office:value-type="string" calcext:value-type="string">
            <text:p>Bob Ciulei- Agente inmobiliario</text:p>
          </table:table-cell>
          <table:table-cell table:style-name="ce30"/>
          <table:table-cell table:style-name="ce36"/>
          <table:table-cell office:value-type="string" calcext:value-type="string">
            <text:p>would like to know more about your service and do you have any references-------I have a 3 bedroom house that I would liked cleaned every 2 to 3 weeks</text:p>
          </table:table-cell>
          <table:table-cell table:style-name="ce86" office:value-type="string" calcext:value-type="string">
            <text:p>My approximate fee is $200 I also have to calculate the trip. Displacement: 20 dollars is charged from 10 minutes of displacement.</text:p>
          </table:table-cell>
          <table:table-cell table:style-name="ce51"/>
          <table:table-cell table:number-columns-repeated="16377"/>
        </table:table-row>
        <table:table-row table:style-name="ro3">
          <table:table-cell table:style-name="ce12" office:value-type="date" office:date-value="2023-02-09" calcext:value-type="date">
            <text:p>09/02/23</text:p>
          </table:table-cell>
          <table:table-cell table:style-name="ce39" office:value-type="string" calcext:value-type="string">
            <text:p>Katrena Mitchell </text:p>
          </table:table-cell>
          <table:table-cell table:style-name="ce30" office:value-type="string" calcext:value-type="string">
            <text:p>1849 Coventry Ave NE, Warren</text:p>
          </table:table-cell>
          <table:table-cell table:style-name="ce39"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5">We will have to reschedule. My deepest apologies. I’m in the hospital and not sure when I will return. I will contact you soon</text:span></text:p>
          </table:table-cell>
          <table:table-cell table:style-name="ce87" office:value-type="string" calcext:value-type="string">
            <text:p>Estimated prices $ 200 To be honest, I cannot give you a price for work done, without knowing what you need. Displacement: $20 is charged from 10 minutes of displacement. </text:p>
          </table:table-cell>
          <table:table-cell table:number-columns-repeated="16378"/>
        </table:table-row>
        <table:table-row table:style-name="ro3">
          <table:table-cell table:style-name="ce12" office:value-type="date" office:date-value="2023-02-12" calcext:value-type="date">
            <text:p>12/02/23</text:p>
          </table:table-cell>
          <table:table-cell table:style-name="ce36" office:value-type="string" calcext:value-type="string">
            <text:p>Sandra Muddiman</text:p>
          </table:table-cell>
          <table:table-cell table:style-name="ce31" office:value-type="string" calcext:value-type="string">
            <text:p><text:a xlink:href="mailto:s.west6@yahoo.com" xlink:type="simple">s.west6@yahoo.com</text:a> </text:p>
          </table:table-cell>
          <table:table-cell table:style-name="ce36"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86" office:value-type="string" calcext:value-type="string">
            <text:p>My budget is $200 once a fortnight if you are near zip code 44483. Cleaning products and vacuuming are not included. </text:p>
          </table:table-cell>
          <table:table-cell table:number-columns-repeated="16378"/>
        </table:table-row>
        <table:table-row table:style-name="ro11">
          <table:table-cell table:style-name="ce12" office:value-type="date" office:date-value="2023-03-03" calcext:value-type="date">
            <text:p>03/03/23</text:p>
          </table:table-cell>
          <table:table-cell table:style-name="ce36" office:value-type="string" calcext:value-type="string">
            <text:p>Katy Wertman</text:p>
          </table:table-cell>
          <table:table-cell table:style-name="ce30"/>
          <table:table-cell table:style-name="ce36"/>
          <table:table-cell table:style-name="ce68" office:value-type="string" calcext:value-type="string">
            <text:p><text:span text:style-name="T6">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86" office:value-type="string" calcext:value-type="string">
            <text:p>I can be 5hs for 200$ plus 20$ for travel. I am an expert in deep cleaning. </text:p>
          </table:table-cell>
          <table:table-cell table:number-columns-repeated="16378"/>
        </table:table-row>
        <table:table-row table:style-name="ro12">
          <table:table-cell table:style-name="ce12" office:value-type="date" office:date-value="2023-03-10" calcext:value-type="date">
            <text:p>10/03/23</text:p>
          </table:table-cell>
          <table:table-cell table:style-name="ce36" office:value-type="string" calcext:value-type="string">
            <text:p>Susan D. Novak</text:p>
          </table:table-cell>
          <table:table-cell table:style-name="ce30" office:value-type="string" calcext:value-type="string">
            <text:p><text:s/>677 Meadowbrook Ave SE near St. Joseph Hospital</text:p>
          </table:table-cell>
          <table:table-cell table:style-name="ce36" office:value-type="float" office:value="3305405721" calcext:value-type="float">
            <text:p>3305405721</text:p>
          </table:table-cell>
          <table:table-cell table:style-name="ce70" office:value-type="string" calcext:value-type="string">
            <text:p>My mom lives in Howland and is looking for help with cleaning. Do you have a price list? I know some people want a minimum of 4 hours to accept the job<text:span text:style-name="T7">--------</text:span>. Thank you Ana for the proposal. I will ask mom when she decides she really wants to hire a cleaning person. You sound very thorough and professional!-------I would say their prices are very reasonable. What's more, my mother is 88 years old and still not sure what she wants…………………….Hi Ana. I would like to hire you to clean my house in Warren</text:p>
          </table:table-cell>
          <table:table-cell table:style-name="ce88"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ll me what you want me to clean?</text:p>
            <text:p>Do you have all the cleaning products and appliances?</text:p>
            <text:p>I'll give you an example.</text:p>
            <text:p/>
            <text:p>I'll give you an example.</text:p>
            <text:p/>
            <text:p>Living room................. vacuuming and mopping</text:p>
            <text:p> 2  bathrooms ........sanitary, mirror, vacuuming and mopping</text:p>
            <text:p>Kitchen .................... flat surfaces, vacuuming and mopping</text:p>
            <text:p> 2 bedrooms....... vacuuming and mopping</text:p>
            <text:p>Foyer and hallways  ................. vacuuming and mopping</text:p>
            <text:p/>
            <text:p>Per week</text:p>
            <text:p>$100   Cash payment</text:p>
          </table:table-cell>
          <table:table-cell table:style-name="ce50"/>
          <table:table-cell table:number-columns-repeated="16377"/>
        </table:table-row>
        <table:table-row table:style-name="ro13">
          <table:table-cell table:style-name="ce12" office:value-type="date" office:date-value="2023-03-24" calcext:value-type="date">
            <text:p>24/03/23</text:p>
          </table:table-cell>
          <table:table-cell table:style-name="ce9" office:value-type="string" calcext:value-type="string">
            <text:p><text:a xlink:href="https://nextdoor.com/profile/60031671/?is=chat_conversation" xlink:type="simple">Sherry Gordon</text:a> </text:p>
          </table:table-cell>
          <table:table-cell table:style-name="ce30"/>
          <table:table-cell table:style-name="ce36"/>
          <table:table-cell table:style-name="ce68" office:value-type="string" calcext:value-type="string">
            <text:p>So what do you charge? I have two rooms I'd like to organize<text:span text:style-name="T7">……</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number-columns-repeated="16378"/>
        </table:table-row>
        <table:table-row table:style-name="ro14">
          <table:table-cell table:style-name="ce14" office:value-type="date" office:date-value="2023-04-03" calcext:value-type="date">
            <text:p>03/04/23</text:p>
          </table:table-cell>
          <table:table-cell table:style-name="ce10" office:value-type="string" calcext:value-type="string">
            <text:p>Devon Chambers</text:p>
          </table:table-cell>
          <table:table-cell table:style-name="ce32"/>
          <table:table-cell table:style-name="ce41"/>
          <table:table-cell table:style-name="ce71"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89" office:value-type="string" calcext:value-type="string">
            <text:p><text:span text:style-name="T8">I have 30 years of experience in cleaning family homes. If you want you can look at my profile. I like to publish my cleaning tips. </text:span></text:p>
            <text:p><text:span text:style-name="T8">And we can go two people to clean.</text:span></text:p>
            <text:p><text:span text:style-name="T8">Here is my proposal.</text:span></text:p>
            <text:p/>
            <text:p><text:span text:style-name="T8">I have created 3 packs of cleaning services for this spring summer</text:span></text:p>
            <text:p><text:span text:style-name="T8">Pack 1: every week --------- $150 </text:span></text:p>
            <text:p><text:span text:style-name="T8">Pack 2 once a fortnight-----$200 </text:span></text:p>
            <text:p><text:span text:style-name="T8">Pack 3 once a month------- $250</text:span></text:p>
            <text:p/>
            <text:p><text:span text:style-name="T8">1 Bathrooms refresh</text:span></text:p>
            <text:p><text:span text:style-name="T8">  vacuuming and mopping</text:span></text:p>
            <text:p><text:span text:style-name="T8">  dusting </text:span></text:p>
            <text:p><text:span text:style-name="T8">  kitchen refresh</text:span></text:p>
            <text:p><text:span text:style-name="T8">2 Bathrooms refresh</text:span></text:p>
            <text:p><text:span text:style-name="T8">  vacuuming and mopping common areas</text:span></text:p>
            <text:p><text:span text:style-name="T8">  kitchen refresh</text:span></text:p>
            <text:p><text:span text:style-name="T8">  dusting</text:span></text:p>
            <text:p><text:span text:style-name="T8">3 Bathrooms refresh</text:span></text:p>
            <text:p><text:span text:style-name="T8">  vacuuming and mopping common areas</text:span></text:p>
            <text:p><text:span text:style-name="T8">  kitchen refresh</text:span></text:p>
            <text:p><text:span text:style-name="T8">Displacement $20</text:span></text:p>
            <text:p><text:span text:style-name="T8">For family houses with 2 bathrooms and 2 toilets, 3 bedrooms, living room, dining room and kitchen.</text:span></text:p>
            <text:p><text:span text:style-name="T8">If the house is bigger, I suggest to hire more packs.</text:span></text:p>
            <text:p><text:span text:style-name="T8">I also have PLUS prices like refrigerator c</text:span>leaning for example.</text:p>
          </table:table-cell>
          <table:table-cell table:number-columns-repeated="16378"/>
        </table:table-row>
        <table:table-row table:style-name="ro15">
          <table:table-cell table:style-name="ce15"/>
          <table:table-cell table:style-name="ce42" office:value-type="string" calcext:value-type="string">
            <text:p>Jo Anna Dummel- Tiene un anticuario</text:p>
          </table:table-cell>
          <table:table-cell table:style-name="ce33"/>
          <table:table-cell table:style-name="ce42"/>
          <table:table-cell table:style-name="ce72" office:value-type="string" calcext:value-type="string">
            <text:p>Can u send me pics of your organizing. How much do u charge?</text:p>
          </table:table-cell>
          <table:table-cell table:style-name="ce90"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number-columns-repeated="16378"/>
        </table:table-row>
        <table:table-row table:style-name="ro16">
          <table:table-cell table:style-name="ce12" office:value-type="date" office:date-value="2023-03-24" calcext:value-type="date">
            <text:p>24/03/23</text:p>
          </table:table-cell>
          <table:table-cell table:style-name="ce36" office:value-type="string" calcext:value-type="string">
            <text:p>Greg sed</text:p>
          </table:table-cell>
          <table:table-cell table:style-name="ce30"/>
          <table:table-cell table:style-name="ce36"/>
          <table:table-cell table:style-name="ce68" office:value-type="string" calcext:value-type="string">
            <text:p>What all kind of services do you offer.<text:span text:style-name="T7">----</text:span>-I.might be interested in home cleaning you offer. What all do u offer during that time</text:p>
          </table:table-cell>
          <table:table-cell table:style-name="ce91" office:value-type="string" calcext:value-type="string">
            <text:p> 1.Residential home cleaning</text:p>
            <text:p> 2. Home organization<text:span text:style-name="T9">----</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number-columns-repeated="16378"/>
        </table:table-row>
        <table:table-row table:style-name="ro17">
          <table:table-cell table:style-name="ce12" office:value-type="date" office:date-value="2023-04-23" calcext:value-type="date">
            <text:p>23/04/23</text:p>
          </table:table-cell>
          <table:table-cell table:style-name="ce39" office:value-type="string" calcext:value-type="string">
            <text:p>JoAnn McKendrick</text:p>
          </table:table-cell>
          <table:table-cell table:style-name="ce25" office:value-type="string" calcext:value-type="string">
            <text:p>I live in southington,ohio </text:p>
          </table:table-cell>
          <table:table-cell table:style-name="ce36"/>
          <table:table-cell office:value-type="string" calcext:value-type="string">
            <text:p>Would like you to give me an estimate to clean for me</text:p>
          </table:table-cell>
          <table:table-cell office:value-type="string" calcext:value-type="string">
            <text:p><text:span text:style-name="T10">Cleaning and organization services for the home</text:span></text:p>
            <text:p><text:span text:style-name="T10">30 years of experience </text:span></text:p>
            <text:p/>
            <text:p><text:span text:style-name="T10">These questions will allow me to have a clear idea of what you need and I can offer you a quick quote and personalized and efficient service.</text:span></text:p>
            <text:p/>
            <text:p><text:span text:style-name="T10">1.  What service are you looking for?  (Deep cleaning, maintenance cleaning, move-out cleaning, etc.)</text:span></text:p>
            <text:p><text:span text:style-name="T10">2. How many square feet is the leaving area in your house? How many rooms and how many bathrooms?</text:span></text:p>
            <text:p><text:span text:style-name="T10">3. Do you need laundry done, and would you like the bedding to be change with every service?</text:span></text:p>
            <text:p><text:span text:style-name="T10">4. Do you have any special requests?</text:span></text:p>
            <text:p><text:span text:style-name="T10">5. How often would you like the service? </text:span></text:p>
            <text:p><text:span text:style-name="T11">Daily, bi-weekly, monthy, seasonal, or a deep cleaning every 6 months?</text:span></text:p>
            <text:p><text:span text:style-name="T11">6. Do you “have’ any pets?</text:span></text:p>
            <text:p><text:span text:style-name="T11">7.  Do you need any additional Cleaning and o</text:span><text:span text:style-name="T12">rganization services for the home</text:span></text:p>
            <text:p><text:span text:style-name="T10">30 years of experience </text:span></text:p>
            <text:p/>
            <text:p><text:span text:style-name="T10">These questions will allow me to have a clear idea of what you need and I can offer you a quick quote and personalized and efficient service.</text:span></text:p>
            <text:p/>
            <text:p><text:span text:style-name="T10">1.  What service are you looking for?  (Deep cleaning, maintenance cleaning, move-out cleaning, etc.)</text:span></text:p>
            <text:p><text:span text:style-name="T10">2. How many square feet is the leaving area in your house? How many rooms and how many bathrooms?</text:span></text:p>
            <text:p><text:span text:style-name="T10">3. D</text:span><text:span text:style-name="T13">o you need laundry done, and would you like the bedding to be change with every service?</text:span></text:p>
            <text:p><text:span text:style-name="T14">4. Do you have any special requests?</text:span></text:p>
            <text:p><text:span text:style-name="T14">5. How often would you like the service? </text:span></text:p>
            <text:p><text:span text:style-name="T14">Daily, bi-weekly, monthy, seasonal, or a deep cleaning every 6 months?</text:span></text:p>
            <text:p><text:span text:style-name="T14">6. Do you “have’ any pets?</text:span></text:p>
            <text:p><text:span text:style-name="T14">7.  Do you need any additional services not included in the routine cleaning? Inside appliances, inside cabinets, drawers, or any special requests?</text:span></text:p>
            <text:p><text:span text:style-name="T14">My quick estimate is a minimum of $150 per week. maintenance cleaning</text:span></text:p>
            <text:p/>
          </table:table-cell>
          <table:table-cell table:style-name="ce61"/>
          <table:table-cell table:number-columns-repeated="16377"/>
        </table:table-row>
        <table:table-row table:style-name="ro6">
          <table:table-cell table:style-name="ce11" office:value-type="string" calcext:value-type="string">
            <text:p>Victoria Demagall</text:p>
          </table:table-cell>
          <table:table-cell table:style-name="ce36" office:value-type="string" calcext:value-type="string">
            <text:p>04/29/23</text:p>
          </table:table-cell>
          <table:table-cell table:style-name="ce26" office:value-type="string" calcext:value-type="string">
            <text:p>Vienna, Avalon Creek</text:p>
          </table:table-cell>
          <table:table-cell table:style-name="ce36"/>
          <table:table-cell table:style-name="ce68"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92"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number-columns-repeated="16378"/>
        </table:table-row>
        <table:table-row table:style-name="ro18">
          <table:table-cell table:style-name="ce11" office:value-type="string" calcext:value-type="string">
            <text:p><text:span text:style-name="T1">06/05/</text:span><text:span text:style-name="T2">23</text:span></text:p>
          </table:table-cell>
          <table:table-cell table:style-name="ce36" office:value-type="string" calcext:value-type="string">
            <text:p>Barbara Gill</text:p>
          </table:table-cell>
          <table:table-cell table:style-name="ce30"/>
          <table:table-cell table:style-name="ce36"/>
          <table:table-cell table:style-name="ce68"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88"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style-name="ce65"/>
          <table:table-cell table:number-columns-repeated="16377"/>
        </table:table-row>
        <table:table-row table:style-name="ro19">
          <table:table-cell table:style-name="ce11" office:value-type="string" calcext:value-type="string">
            <text:p>05/21/23</text:p>
          </table:table-cell>
          <table:table-cell table:style-name="ce36" office:value-type="string" calcext:value-type="string">
            <text:p>Sherry Gordon </text:p>
          </table:table-cell>
          <table:table-cell table:style-name="ce30" office:value-type="string" calcext:value-type="string">
            <text:p><text:span text:style-name="T3">address of the  Salon.. 162 High St NE, Warren</text:span>162 High St NE, Warren </text:p>
          </table:table-cell>
          <table:table-cell table:style-name="ce36" office:value-type="float" office:value="3308567877" calcext:value-type="float">
            <text:p>3308567877</text:p>
          </table:table-cell>
          <table:table-cell office:value-type="string" calcext:value-type="string">
            <text:p>Hi Anna, I have a salon in downtown. Warren and I need to have it cleaned mainly dusting and stuff like that. Is there a possibility of getting it done this week?…. Limpiar el baño y aspirar y fregar . 2 horas. <text:s/>Con los productos de limpieza y aparatos</text:p>
          </table:table-cell>
          <table:table-cell office:value-type="string" calcext:value-type="string">
            <text:p>Hi, yes I can do it this week. Send me pictures. Do you have cleaning products? Do you have a vacuum and scrubber? ------El Domingo fui a ver el salon. </text:p>
            <text:p>Es para una limpieza a fondo entre 10 y 12 hs </text:p>
            <text:p> limpieza de mantenimiento 30 por hora</text:p>
            <text:p>Precio por limpieza a fondo 40 por hora</text:p>
            <text:p>En la limpieza a fondo, es necesario tener cajas para  poner todas las cosas y hacer un buen trabajo que te satisfaga y a tus clientes.</text:p>
          </table:table-cell>
          <table:table-cell table:style-name="ce50"/>
          <table:table-cell table:number-columns-repeated="16377"/>
        </table:table-row>
        <table:table-row table:style-name="ro20">
          <table:table-cell table:style-name="ce11" office:value-type="string" calcext:value-type="string">
            <text:p>05/21/23</text:p>
          </table:table-cell>
          <table:table-cell table:style-name="ce36" office:value-type="string" calcext:value-type="string">
            <text:p>Greta Baker</text:p>
          </table:table-cell>
          <table:table-cell table:style-name="ce30" office:value-type="string" calcext:value-type="string">
            <text:p><text:s/></text:p>
          </table:table-cell>
          <table:table-cell table:style-name="ce36"/>
          <table:table-cell office:value-type="string" calcext:value-type="string">
            <text:p>I understand you do ironing; do you charge by the piece? Time? Am unable to iron more than one or two items at a time and have fallen very very behind… please advise </text:p>
          </table:table-cell>
          <table:table-cell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We are non-smokers. First time 40 pieces. Then we can go down to 30 minimum. We will see each week.</text:p>
            <text:p>I have an empty closet to take care of your clothes.</text:p>
            <text:p>Send me text message 330 766 9009 And I will write you. I don't speak English well. Payment in cash  </text:p>
            <text:p>Ana</text:p>
          </table:table-cell>
          <table:table-cell table:style-name="ce50"/>
          <table:table-cell table:number-columns-repeated="16377"/>
        </table:table-row>
        <table:table-row table:style-name="ro21">
          <table:table-cell table:style-name="ce11" office:value-type="string" calcext:value-type="string">
            <text:p/>
            <text:p><text:span text:style-name="T3"> 06/01/2023</text:span> </text:p>
          </table:table-cell>
          <table:table-cell table:style-name="ce19" office:value-type="string" calcext:value-type="string">
            <text:p>Ceciliarose Brumfield</text:p>
          </table:table-cell>
          <table:table-cell table:style-name="ce30" office:value-type="string" calcext:value-type="string">
            <text:p><text:a xlink:href="mailto:pugnose5@gmail.com" xlink:type="simple">pugnose5@gmail.com</text:a></text:p>
          </table:table-cell>
          <table:table-cell table:style-name="ce36"/>
          <table:table-cell office:value-type="string" calcext:value-type="string">
            <text:p>1.  What service are you looking for?  maintenance cleaning</text:p>
            <text:p/>
            <text:p>2. How many square feet is the leaving area in your house?          I’m not sure</text:p>
            <text:p>How many rooms and how many bathrooms? 6 rooms 1 bathroom</text:p>
            <text:p/>
            <text:p>3. Do you need laundry done, and would you like the bedding to be change with every service?</text:p>
            <text:p>No</text:p>
            <text:p/>
            <text:p>4. Do you have any special requests?</text:p>
            <text:p>Yes! I’m in need of a maintenance cleaning in the basement. The place I moved into has been vacant for a while and cobwebs and possibly spiders have formed. I’m in need of hooking up my washer and dryer but I have severe arachnophobia. I can’t even go downstairs without getting uncomfortable.</text:p>
            <text:p/>
            <text:p>5. How often would you like the service? Once. I just need an initial clean out and I’ll keep up on spraying and cleaning.</text:p>
            <text:p/>
            <text:p>6. Do you “have’ any pets?</text:p>
            <text:p>No</text:p>
            <text:p/>
            <text:p>7.  Do you need any additional services not included in the routine cleaning? Inside appliances, inside cabinets, drawers, or any special requests?</text:p>
            <text:p>Nothing routine just general cleaning webs inside windows. ----------I only need removal of cobwebs in basement. Sweeping and mopping. I don’t need the 6 rooms cleaned. Only the basement. </text:p>
          </table:table-cell>
          <table:table-cell office:value-type="string" calcext:value-type="string">
            <text:p>General cleaning</text:p>
            <text:p>A bathroom ............. cleaning of sanitarys, ware vacuuming and mopping</text:p>
            <text:p>Vacuuming and mopping 6 rooms</text:p>
            <text:p>Remove cobwebs inside windows</text:p>
            <text:p>Basement ............... remove cobwebs sweeping and mopping</text:p>
            <text:p/>
            <text:p>Price $200</text:p>
            <text:p>Without cleaning products and cleaning equipment</text:p>
            <text:p>$245</text:p>
            <text:p>With cleaning products and cleaning equipment  </text:p>
            <text:p>Let me know what day and time you prefer. <text:span text:style-name="T7">…………</text:span>.Removal of cobwebs in basement. Sweeping and mopping............ $60</text:p>
            <text:p>Cleaning products and vacuum cleaner........................................ $30</text:p>
            <text:p>Payment in cash.</text:p>
            <text:p/>
            <text:p/>
            <text:p>You can put the products yourself.</text:p>
            <text:p>I will need a vacuum cleaner, broom, mop and mop bucket.</text:p>
            <text:p>Cloths and soap.</text:p>
            <text:p>We will wrap old rags in the broom to remove spider webs.</text:p>
          </table:table-cell>
          <table:table-cell table:style-name="ce50"/>
          <table:table-cell table:number-columns-repeated="16377"/>
        </table:table-row>
        <table:table-row table:style-name="ro22">
          <table:table-cell table:style-name="ce12" office:value-type="string" calcext:value-type="string">
            <text:p><text:span text:style-name="T3">Sheila Lesnoski </text:span> </text:p>
          </table:table-cell>
          <table:table-cell table:style-name="ce19" office:value-type="date" office:date-value="2023-04-06" calcext:value-type="date">
            <text:p>06/04/23</text:p>
          </table:table-cell>
          <table:table-cell table:style-name="ce30"/>
          <table:table-cell table:style-name="ce36"/>
          <table:table-cell table:style-name="ce74" office:value-type="string" calcext:value-type="string">
            <text:p>I need my basement cleaned of spiders and granddaddy long legs, how much do you charge. </text:p>
          </table:table-cell>
          <table:table-cell office:value-type="string" calcext:value-type="string">
            <text:p>Email me</text:p>
            <text:p>Send me  pictures of the basement and the measurements of the basement.</text:p>
          </table:table-cell>
          <table:table-cell table:style-name="ce66" table:number-columns-repeated="16378"/>
        </table:table-row>
        <table:table-row table:style-name="ro23">
          <table:table-cell table:style-name="ce11" office:value-type="string" calcext:value-type="string">
            <text:p>Diane Davis Malinky</text:p>
          </table:table-cell>
          <table:table-cell table:style-name="ce36" office:value-type="string" calcext:value-type="string">
            <text:p>06/13/2023</text:p>
          </table:table-cell>
          <table:table-cell table:style-name="ce36" office:value-type="string" calcext:value-type="string">
            <text:p>Austintown West 7000</text:p>
          </table:table-cell>
          <table:table-cell table:style-name="ce36" office:value-type="string" calcext:value-type="string">
            <text:p>(330)519-1439</text:p>
          </table:table-cell>
          <table:table-cell office:value-type="string" calcext:value-type="string">
            <text:p>Ana, Looking for Someone to Clean my Home. I’ve been following You for Some time &amp; would Love to Meet You!</text:p>
            <text:p>My name is Diane </text:p>
          </table:table-cell>
          <table:table-cell office:value-type="string" calcext:value-type="string">
            <text:p>My English is not very fluent at the moment, so I can communicate better in writing than on the phone, but you can talk to my husband on the phone if you want.</text:p>
            <text:p>My phone number is : 330 766 9009 </text:p>
            <text:p>Please don't hesitate to call me at any time.</text:p>
            <text:p/>
            <text:p>I could come clean your house this Friday at 9.</text:p>
            <text:p>My price is $150 for a service that includes up to</text:p>
            <text:p>- 2 bathrooms</text:p>
            <text:p>- 6 rooms</text:p>
            <text:p>- 1 kitchen</text:p>
            <text:p>- 1 dining room</text:p>
            <text:p>- vacuum and mop</text:p>
            <text:p/>
            <text:p/>
            <text:p>I am committed to my work and you can count on a cleaning done with love as if it were my own home</text:p>
            <text:p>Thank you for thinking of me for cleaning your home.</text:p>
            <text:p/>
          </table:table-cell>
          <table:table-cell table:style-name="ce81"/>
          <table:table-cell table:number-columns-repeated="16377"/>
        </table:table-row>
        <table:table-row table:style-name="ro24">
          <table:table-cell table:style-name="ce12" office:value-type="date" office:date-value="2023-11-07" calcext:value-type="date">
            <text:p>07/11/23</text:p>
          </table:table-cell>
          <table:table-cell table:style-name="ce19" office:value-type="string" calcext:value-type="string">
            <text:p>Anthony Natale</text:p>
          </table:table-cell>
          <table:table-cell table:style-name="ce30" office:value-type="string" calcext:value-type="string">
            <text:p><text:s/>Mid-Genesee</text:p>
          </table:table-cell>
          <table:table-cell table:style-name="ce36"/>
          <table:table-cell table:style-name="ce75" office:value-type="string" calcext:value-type="string">
            <text:p>I would like to talk more about your house cleaning services. Can you post the questions to the private message so I can go through and answer them? Also do you have any references or current customers that I could talk to? </text:p>
          </table:table-cell>
          <table:table-cell table:style-name="ce93" office:value-type="string" calcext:value-type="string">
            <text:p>I would be happy to provide you with relevant references. I think it is important to first consent with them. I have been working in Europe since 1989, up until 2020, and I am Italian. I speak Spanish and Italian fluently, although my English skills are not very strong…    These questions will allow me to have a clear idea of what you need and I will be able to offer you a quick quote and a personalized and efficient service. </text:p>
            <text:p/>
            <text:p>1. What service are you looking for (deep cleaning, maintenance cleaning, move out cleaning, etc.)?</text:p>
            <text:p>2. How many square meters are you leaving in your home?</text:p>
            <text:p>3. How many bedrooms and how many bathrooms?</text:p>
            <text:p>4. Do you have any special requests?</text:p>
            <text:p>5. How often would you like the service? </text:p>
            <text:p>Weekly, bi-weekly, monthly, seasonal or a thorough cleaning every 6 months?</text:p>
            <text:p>6. Do you have pets?</text:p>
            <text:p>7. Do you need any additional services not included in the routine cleaning? Inside appliances, inside closets, drawers, or any special requests?</text:p>
            <text:p>8.  Do you provide cleaning products and cleaning supplies?</text:p>
            <text:p/>
          </table:table-cell>
          <table:table-cell table:number-columns-repeated="16378"/>
        </table:table-row>
        <table:table-row table:style-name="ro25">
          <table:table-cell table:style-name="ce12" office:value-type="date" office:date-value="2023-11-07" calcext:value-type="date">
            <text:p>07/11/23</text:p>
          </table:table-cell>
          <table:table-cell table:style-name="ce19" office:value-type="string" calcext:value-type="string">
            <text:p>Linda Foos</text:p>
          </table:table-cell>
          <table:table-cell table:style-name="ce30" office:value-type="string" calcext:value-type="string">
            <text:p>Cortland</text:p>
          </table:table-cell>
          <table:table-cell table:style-name="ce36" office:value-type="string" calcext:value-type="string">
            <text:p>330-638-0003</text:p>
          </table:table-cell>
          <table:table-cell office:value-type="string" calcext:value-type="string">
            <text:p><text:s text:c="2"/>I am very interested in meeting about help organizing, deep cleaning and maintenance cleaning my home. <text:s/>It has been neglected since Feb. <text:s/>I live in Cortland. Would you come out to Cortland? </text:p>
          </table:table-cell>
          <table:table-cell table:number-columns-repeated="16379"/>
        </table:table-row>
        <table:table-row table:style-name="ro8">
          <table:table-cell table:style-name="ce11" office:value-type="string" calcext:value-type="string">
            <text:p>09/21/2023</text:p>
          </table:table-cell>
          <table:table-cell table:style-name="ce19" office:value-type="string" calcext:value-type="string">
            <text:p>Dalia</text:p>
          </table:table-cell>
          <table:table-cell table:style-name="ce30" office:value-type="string" calcext:value-type="string">
            <text:p>44 Timber Run Ct, Canfield, OH 44406</text:p>
          </table:table-cell>
          <table:table-cell table:style-name="ce36"/>
          <table:table-cell office:value-type="string" calcext:value-type="string">
            <text:p>friend´s Sohire <text:s text:c="3"/>30 por h</text:p>
          </table:table-cell>
          <table:table-cell office:value-type="string" calcext:value-type="string">
            <text:p>mantenimiento de hogar. Mas 20 dolares de gas</text:p>
          </table:table-cell>
          <table:table-cell table:style-name="ce50"/>
          <table:table-cell table:number-columns-repeated="16377"/>
        </table:table-row>
        <table:table-row table:style-name="ro26">
          <table:table-cell table:style-name="ce11" office:value-type="string" calcext:value-type="string">
            <text:p>09/21/2023</text:p>
          </table:table-cell>
          <table:table-cell table:style-name="ce36" office:value-type="string" calcext:value-type="string">
            <text:p>Barbara Gill</text:p>
          </table:table-cell>
          <table:table-cell table:style-name="ce30"/>
          <table:table-cell table:style-name="ce36"/>
          <table:table-cell office:value-type="string" calcext:value-type="string">
            <text:p>I’m looking for someone to wash my living room / dining room walls so that I can get them painted. I’d like to have it done soon. Thanks so much. Also, does anyone know a good painter?--------Hi Ana. </text:p>
            <text:p>Nothing will be on the wall</text:p>
            <text:p>Probably latex paint currently on the walls…not oil-based</text:p>
            <text:p>No mold that I’m aware of</text:p>
            <text:p>I’m hoping my son-in-law will be here this weekend to help move the china cabinet and piano, both of which</text:p>
            <text:p>          Will still be in the rooms but away from the walls</text:p>
            <text:p>I will have to get cleaning products. What do you recommend?</text:p>
            <text:p>I have no idea how long it will take. My rooms aren’t large; 3 rather big windows; doorway between kitchen and dining </text:p>
            <text:p>          Room and a rather large opening from living room to foyer. </text:p>
            <text:p>Hope this helps. I’ll want an estimate before I decide who I’ll go with.</text:p>
          </table:table-cell>
          <table:table-cell office:value-type="string" calcext:value-type="string">
            <text:p>Can wash the walls of your living room/dining room so they can paint them</text:p>
            <text:p>I'll go on Saturday if you want.</text:p>
            <text:p/>
            <text:p>Are there things hanging on the walls?</text:p>
            <text:p>Are they painted with waterproof paint?</text:p>
            <text:p>Do they have mold?</text:p>
            <text:p>Do you have to move heavy furniture?</text:p>
            <text:p>Do you have the cleaning products, rags, etc.?</text:p>
            <text:p>Do you think two hours is enough to get it ready to paint?</text:p>
            <text:p/>
            <text:p>Possibly my husband could paint a couple of days later. First I'm interested in knowing more……...Thank you for providing more details about the job. Based on the information you've given, I'm providing you with an estimate for washing the walls of your living room and dining room:</text:p>
            <text:p/>
            <text:p>Wall Cleaning Service Estimate</text:p>
            <text:p/>
            <text:p>Service Description:</text:p>
            <text:p/>
            <text:p>    Complete cleaning of the walls in the living room and dining room in preparation for painting.</text:p>
            <text:p/>
            <text:p>Includes:</text:p>
            <text:p/>
            <text:p>    Labor, time required to complete the service, and travel expenses.</text:p>
            <text:p>    All cleaning materials.</text:p>
            <text:p>    Use of equipment and tools.</text:p>
            <text:p/>
            <text:p>Important Notes:</text:p>
            <text:p/>
            <text:p>    We will use an aqueous ammonia solution to clean the walls. Ammonia is an effective degreaser and is especially useful in homes with smokers and in areas near the kitchen.</text:p>
            <text:p>    If anyone in the house is allergic or sensitive to chemicals, please let us know so we can take appropriate precautions.</text:p>
            <text:p/>
            <text:p>Service Cost: $120 Cash</text:p>
            <text:p/>
            <text:p>This price is fixed and not based on time. It covers all aspects of the service, including materials, equipment, and labor.</text:p>
            <text:p/>
            <text:p>If you'd like to proceed with the service or have any further questions, please don't hesitate to contact us. We are here to assist you.</text:p>
            <text:p/>
            <text:p>Sincerely,</text:p>
            <text:p/>
            <text:p><text:span text:style-name="T15">Can you provide me with a contact phone number?</text:span></text:p>
            <text:p><text:span text:style-name="T15">Date and time available: 09/25/2023 9am</text:span></text:p>
            <text:p><text:span text:style-name="T15">                                            09/26/2023 9am</text:span></text:p>
            <text:p><text:span text:style-name="T15">                                            09/27/2023 9am</text:span></text:p>
          </table:table-cell>
          <table:table-cell table:number-columns-repeated="16378"/>
        </table:table-row>
        <table:table-row table:style-name="ro27">
          <table:table-cell table:style-name="ce11" office:value-type="string" calcext:value-type="string">
            <text:p>09/21/2023</text:p>
          </table:table-cell>
          <table:table-cell table:style-name="ce36" office:value-type="string" calcext:value-type="string">
            <text:p>Dalia</text:p>
          </table:table-cell>
          <table:table-cell table:style-name="ce30" office:value-type="string" calcext:value-type="string">
            <text:p>44 timber run ct</text:p>
            <text:p>Canfield Ohio 44406</text:p>
            <text:p/>
          </table:table-cell>
          <table:table-cell table:style-name="ce36"/>
          <table:table-cell office:value-type="string" calcext:value-type="string">
            <text:p><text:s text:c="2"/>Friends of Sohire Rostom</text:p>
          </table:table-cell>
          <table:table-cell office:value-type="string" calcext:value-type="string">
            <text:p>I have thoroughly reviewed the distance for the service you inquired about. It is important to inform you that there is a surcharge of $20 in addition to the base rates. As an example, here is a breakdown of the rates:</text:p>
            <text:p/>
            <text:p>    4 hours: $120 + $20 surcharge</text:p>
            <text:p>    5 hours: $150 + $20 surcharge</text:p>
            <text:p/>
            <text:p> Our service includes transportation both ways, as my husband will drive me to your destination and then pick me  up afterward. The total duration for this round trip is two hours.</text:p>
            <text:p/>
            <text:p>You have the freedom to make your decision regarding whether to proceed with this service or not. If you have any further questions or require additional information, please do not hesitate to reach out.</text:p>
            <text:p/>
            <text:p>Thank you for considering our services, and we look forward to hearing from you.</text:p>
            <text:p/>
            <text:p>Best regards,</text:p>
            <text:p/>
          </table:table-cell>
          <table:table-cell table:number-columns-repeated="16378"/>
        </table:table-row>
        <table:table-row table:style-name="ro28">
          <table:table-cell table:style-name="ce11"/>
          <table:table-cell table:style-name="ce36"/>
          <table:table-cell table:style-name="ce30"/>
          <table:table-cell table:style-name="ce36"/>
          <table:table-cell table:number-columns-repeated="16380"/>
        </table:table-row>
        <table:table-row table:style-name="ro28" table:number-rows-repeated="1048539">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10-16T19:02:57.033000000</dc:date>
    <meta:editing-duration>PT1H52M21S</meta:editing-duration>
    <meta:editing-cycles>25</meta:editing-cycles>
    <meta:generator>LibreOffice/7.4.6.2$Windows_x86 LibreOffice_project/5b1f5509c2decdade7fda905e3e1429a67acd63d</meta:generator>
    <meta:document-statistic meta:table-count="1" meta:cell-count="160" meta:object-count="0"/>
  </office:meta>
</office:document-meta>
</file>